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) Tercer cambio al texto se modifica archivo completamente.</text:p>
      <text:p text:style-name="P1"/>
      <text:p text:style-name="P1">d) n<text:tab/>nuevos cambios, se guarda como archivo txt y no rt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